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officeooo:paragraph-rsid="001f667d"/>
    </style:style>
    <style:style style:name="P3" style:family="paragraph" style:parent-style-name="Standard">
      <style:paragraph-properties fo:text-align="center" style:justify-single-word="false"/>
      <style:text-properties officeooo:paragraph-rsid="001f667d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5">
      <style:paragraph-properties fo:text-align="start" style:justify-single-word="false"/>
      <style:text-properties style:text-position="0% 100%" officeooo:paragraph-rsid="002612c1"/>
    </style:style>
    <style:style style:name="P6" style:family="paragraph" style:parent-style-name="Standard" style:list-style-name="L5">
      <style:paragraph-properties fo:text-align="start" style:justify-single-word="false"/>
      <style:text-properties style:text-position="0% 100%" officeooo:rsid="002612c1" officeooo:paragraph-rsid="002612c1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612c1" officeooo:paragraph-rsid="002612c1"/>
    </style:style>
    <style:style style:name="P8" style:family="paragraph" style:parent-style-name="Standard" style:list-style-name="L5">
      <style:paragraph-properties fo:text-align="start" style:justify-single-word="false"/>
      <style:text-properties style:text-position="0% 100%" officeooo:rsid="0026a8b0" officeooo:paragraph-rsid="0026a8b0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6a8b0" officeooo:paragraph-rsid="0026a8b0"/>
    </style:style>
    <style:style style:name="P10" style:family="paragraph" style:parent-style-name="Standard" style:list-style-name="L5">
      <style:paragraph-properties fo:text-align="start" style:justify-single-word="false"/>
      <style:text-properties style:text-position="0% 100%" officeooo:rsid="0026ac49" officeooo:paragraph-rsid="0026ac49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26ac49" officeooo:paragraph-rsid="0026ac49"/>
    </style:style>
    <style:style style:name="P12" style:family="paragraph" style:parent-style-name="Standard" style:list-style-name="L5">
      <style:paragraph-properties fo:text-align="start" style:justify-single-word="false"/>
      <style:text-properties style:text-position="0% 100%" officeooo:rsid="00284b84" officeooo:paragraph-rsid="00284b84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284b84" officeooo:paragraph-rsid="00284b84"/>
    </style:style>
    <style:style style:name="P14" style:family="paragraph" style:parent-style-name="Standard" style:list-style-name="L5">
      <style:paragraph-properties fo:text-align="start" style:justify-single-word="false"/>
      <style:text-properties style:text-position="0% 100%" fo:font-size="11pt" officeooo:rsid="0029e629" officeooo:paragraph-rsid="0029e629" style:font-size-asian="11pt" style:font-size-complex="11pt"/>
    </style:style>
    <style:style style:name="P15" style:family="paragraph" style:parent-style-name="Standard" style:list-style-name="L5">
      <style:paragraph-properties fo:text-align="start" style:justify-single-word="false"/>
      <style:text-properties style:text-position="0% 100%" officeooo:rsid="002b2a0a" officeooo:paragraph-rsid="002c6ee2"/>
    </style:style>
    <style:style style:name="P16" style:family="paragraph" style:parent-style-name="Standard">
      <style:paragraph-properties fo:text-align="start" style:justify-single-word="false"/>
      <style:text-properties style:text-position="0% 100%" officeooo:rsid="002b2a0a" officeooo:paragraph-rsid="002c6ee2"/>
    </style:style>
    <style:style style:name="P17" style:family="paragraph" style:parent-style-name="Standard">
      <style:paragraph-properties fo:text-align="start" style:justify-single-word="false"/>
      <style:text-properties style:text-position="0% 100%" officeooo:rsid="002c6ee2" officeooo:paragraph-rsid="002c6ee2"/>
    </style:style>
    <style:style style:name="P18" style:family="paragraph" style:parent-style-name="Standard" style:list-style-name="L5">
      <style:paragraph-properties fo:text-align="start" style:justify-single-word="false"/>
      <style:text-properties style:text-position="0% 100%" officeooo:rsid="002c6ee2" officeooo:paragraph-rsid="002c6ee2"/>
    </style:style>
    <style:style style:name="P19" style:family="paragraph" style:parent-style-name="Standard">
      <style:paragraph-properties fo:text-align="center" style:justify-single-word="false"/>
      <style:text-properties officeooo:paragraph-rsid="001f667d"/>
    </style:style>
    <style:style style:name="P20" style:family="paragraph" style:parent-style-name="Standard">
      <style:paragraph-properties fo:text-align="start" style:justify-single-word="false"/>
      <style:text-properties officeooo:paragraph-rsid="002612c1"/>
    </style:style>
    <style:style style:name="P21" style:family="paragraph" style:parent-style-name="Table_20_Contents" style:list-style-name="L5">
      <style:paragraph-properties fo:text-align="start" style:justify-single-word="false"/>
      <style:text-properties style:font-name="Liberation Serif1" fo:font-size="15pt" officeooo:paragraph-rsid="002612c1" style:font-name-asian="Liberation Serif1" style:font-size-asian="15pt" style:font-name-complex="Liberation Serif1" style:font-size-complex="15pt"/>
    </style:style>
    <style:style style:name="P22" style:family="paragraph">
      <style:paragraph-properties fo:text-align="center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5e593"/>
    </style:style>
    <style:style style:name="T4" style:family="text">
      <style:text-properties style:font-name="Liberation Serif1" fo:font-size="15pt" style:font-name-asian="Liberation Serif1" style:font-size-asian="15pt" style:font-name-complex="Liberation Serif1" style:font-size-complex="15pt"/>
    </style:style>
    <style:style style:name="T5" style:family="text">
      <style:text-properties officeooo:rsid="002612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="Arrow" draw:marker-start-width="0.1701in" draw:marker-end="" draw:marker-end-width="0.17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Quiz</text:span> <text:span text:style-name="T3">2</text:span>: <text:span text:style-name="T3">Vector Math and Magnetic Fields</text:span></text:p>
      <text:p text:style-name="P20"><text:span text:style-name="T5">Questions 1-2 refer to the following diagram:</text:span></text:p>
      <text:list xml:id="list1112668421380206404" text:style-name="L5">
        <text:list-header>
          <text:p text:style-name="P21"><draw:circle text:anchor-type="paragraph" draw:z-index="2" draw:style-name="gr1" draw:text-style-name="P22" svg:width="0.2921in" svg:height="0.2921in" svg:x="1.4874in" svg:y="0.2382in"><text:p text:style-name="P22">+</text:p></draw:circle>● <text:s text:c="10"/>● <text:s text:c="10"/>●</text:p>
          <text:p text:style-name="P21"><draw:line text:anchor-type="paragraph" draw:z-index="3" draw:style-name="gr2" draw:text-style-name="P22" svg:x1="0.8618in" svg:y1="0.1693in" svg:x2="1.4161in" svg:y2="0.161in"><text:p text:style-name="P22">v</text:p><text:p text:style-name="P22"/><text:p text:style-name="P22"/></draw:line></text:p>
          <text:p text:style-name="P21">● <text:s text:c="10"/>● <text:s text:c="10"/>●</text:p>
          <text:p text:style-name="P21"/>
          <text:p text:style-name="P5"><text:span text:style-name="T4">● <text:s text:c="10"/>● <text:s text:c="10"/>●</text:span> </text:p>
        </text:list-header>
        <text:list-item>
          <text:p text:style-name="P6">A magnetic field is directed out of the page, and a positively charged particle moves to the left. What is the direction of the force on the charged particle?</text:p>
          <text:list>
            <text:list-item>
              <text:p text:style-name="P6">Toward the top of the page</text:p>
            </text:list-item>
            <text:list-item>
              <text:p text:style-name="P6">Toward the bottom of the page</text:p>
            </text:list-item>
            <text:list-item>
              <text:p text:style-name="P6">Toward the left of the page</text:p>
            </text:list-item>
            <text:list-item>
              <text:p text:style-name="P6">Toward the right of the page</text:p>
            </text:list-item>
            <text:list-item>
              <text:p text:style-name="P6">Out of the page.</text:p>
            </text:list-item>
          </text:list>
        </text:list-item>
      </text:list>
      <text:p text:style-name="P7"/>
      <text:list xml:id="list72144725712967" text:continue-numbering="true" text:style-name="L5">
        <text:list-item>
          <text:p text:style-name="P6">The strength of the magnetic field is 0.5 T. <text:s/>The speed of the charged particle is 30000 m/s, and the charged of the particle is 4 nC. <text:s/>What is the magnitude of the force on the charged particle?</text:p>
          <text:list>
            <text:list-item>
              <text:p text:style-name="P6">0 N</text:p>
            </text:list-item>
            <text:list-item>
              <text:p text:style-name="P6">6 x 10<text:span text:style-name="T2">-5</text:span> N</text:p>
            </text:list-item>
            <text:list-item>
              <text:p text:style-name="P6">1.2 x 10<text:span text:style-name="T2">-4</text:span> N</text:p>
            </text:list-item>
            <text:list-item>
              <text:p text:style-name="P6">6 x 10<text:span text:style-name="T2">13</text:span> N</text:p>
            </text:list-item>
            <text:list-item>
              <text:p text:style-name="P8">It cannot be determined from the given information.</text:p>
            </text:list-item>
          </text:list>
        </text:list-item>
      </text:list>
      <text:p text:style-name="P9"/>
      <text:list xml:id="list72144176531391" text:continue-numbering="true" text:style-name="L5">
        <text:list-item>
          <text:p text:style-name="P12">Which statements are true concerning cross products and dot products?</text:p>
          <text:list>
            <text:list-item>
              <text:p text:style-name="P12">Cross products yield a vector, dot products yield a scalar.</text:p>
            </text:list-item>
            <text:list-item>
              <text:p text:style-name="P12">Cross products yield a scalar, dot products yield a vector.</text:p>
            </text:list-item>
            <text:list-item>
              <text:p text:style-name="P12">Cross products are for multiplying vectors, dot products are for multiplying scalars.</text:p>
            </text:list-item>
            <text:list-item>
              <text:p text:style-name="P12">Cross products are for multiplying scalars, dot products are for multiplying vectors.</text:p>
            </text:list-item>
            <text:list-item>
              <text:p text:style-name="P12">There is no difference between a cross product and a dot product. </text:p>
            </text:list-item>
          </text:list>
        </text:list-item>
      </text:list>
      <text:p text:style-name="P13"/>
      <text:list xml:id="list72144420290066" text:continue-numbering="true" text:style-name="L5">
        <text:list-item>
          <text:p text:style-name="P10">The path of a charged particle in a magnetic field tends to be - </text:p>
          <text:list>
            <text:list-item>
              <text:p text:style-name="P10">Circular or Helical</text:p>
            </text:list-item>
            <text:list-item>
              <text:p text:style-name="P10">Elliptical</text:p>
            </text:list-item>
            <text:list-item>
              <text:p text:style-name="P10">Parabolic</text:p>
            </text:list-item>
            <text:list-item>
              <text:p text:style-name="P10">Linear</text:p>
            </text:list-item>
            <text:list-item>
              <text:p text:style-name="P10">Any of the above</text:p>
            </text:list-item>
          </text:list>
        </text:list-item>
      </text:list>
      <text:p text:style-name="P11"/>
      <text:list xml:id="list72143894792961" text:continue-numbering="true" text:style-name="L5">
        <text:list-item>
          <text:p text:style-name="P14">A charged particle is placed in a magnetic field. <text:s/>Which of the following would cause the charge to experience no magnetic force?</text:p>
          <text:list>
            <text:list-item>
              <text:p text:style-name="P14">Allowing the particle to move in the same direction as the magnetic field.</text:p>
            </text:list-item>
            <text:list-item>
              <text:p text:style-name="P14">Allowing the particle to move in the direction opposite the magnetic field. </text:p>
            </text:list-item>
            <text:list-item>
              <text:p text:style-name="P14">Reducing the magnetic field strength to 0 T.</text:p>
            </text:list-item>
            <text:list-item>
              <text:p text:style-name="P14">Replacing the charged particle with a neutral particle.</text:p>
            </text:list-item>
            <text:list-item>
              <text:p text:style-name="P14">All of the above.</text:p>
            </text:list-item>
          </text:list>
        </text:list-item>
      </text:list>
      <text:p text:style-name="P17"><text:soft-page-break/>FREE RESPONSE</text:p>
      <text:list xml:id="list72144453717969" text:continue-numbering="true" text:style-name="L5">
        <text:list-item>
          <text:p text:style-name="P15">If <draw:frame draw:style-name="fr2" draw:name="Object1" text:anchor-type="as-char" svg:y="-0.172in" svg:width="1.0744in" svg:height="0.2083in" draw:z-index="4"><draw:object xlink:href="./Object 1" xlink:type="simple" xlink:show="embed" xlink:actuate="onLoad"/><draw:image xlink:href="./ObjectReplacements/Object 1" xlink:type="simple" xlink:show="embed" xlink:actuate="onLoad"/></draw:frame>and <draw:frame draw:style-name="fr2" draw:name="Object2" text:anchor-type="as-char" svg:y="-0.172in" svg:width="1.0772in" svg:height="0.2083in" draw:z-index="5"><draw:object xlink:href="./Object 2" xlink:type="simple" xlink:show="embed" xlink:actuate="onLoad"/><draw:image xlink:href="./ObjectReplacements/Object 2" xlink:type="simple" xlink:show="embed" xlink:actuate="onLoad"/></draw:frame></text:p>
          <text:list>
            <text:list-item>
              <text:p text:style-name="P15">find <draw:frame draw:style-name="fr2" draw:name="Object3" text:anchor-type="as-char" svg:y="-0.1484in" svg:width="0.3165in" svg:height="0.2043in" draw:z-index="6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list xml:id="list72145612335261" text:continue-numbering="true" text:style-name="L5">
        <text:list-item>
          <text:list>
            <text:list-item>
              <text:p text:style-name="P18">Find <draw:frame draw:style-name="fr2" draw:name="Object4" text:anchor-type="as-char" svg:y="-0.1484in" svg:width="0.4028in" svg:height="0.2043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</text:list>
        </text:list-item>
      </text:list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1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09-12T07:21:43.770053526" text:date-adjust="PT24H00M00S">09/13/14</text:date></text:span></text:p>
      </style:header>
      <style:footer>
        <text:p text:style-name="MP1">1<text:span text:style-name="MT2">st</text:span> Nine Weeks<text:tab/><text:page-number text:select-page="current">2</text:page-number>/<text:page-count>2</text:page-count><text:tab/>Assignment <text:variable-get text:name="Assignment" style:data-style-name="N0">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7:01:03.647808854</meta:creation-date>
    <meta:editing-duration>PT19M34S</meta:editing-duration>
    <meta:editing-cycles>9</meta:editing-cycles>
    <meta:generator>LibreOffice/4.2.6.2$Linux_X86_64 LibreOffice_project/420$Build-2</meta:generator>
    <meta:initial-creator>Jonas Williamson</meta:initial-creator>
    <dc:date>2014-09-12T07:21:43.728033789</dc:date>
    <dc:creator>Jonas Williamson</dc:creator>
    <meta:document-statistic meta:table-count="0" meta:image-count="1" meta:object-count="4" meta:page-count="2" meta:paragraph-count="41" meta:word-count="344" meta:character-count="1815" meta:non-whitespace-character-count="1469"/>
  </office:meta>
</office:document-meta>
</file>

<file path=Object 1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n>2</mn>
      </mrow>
      <mrow>
        <mover accent="true">
          <mi>i</mi>
          <mo stretchy="false">^</mo>
        </mover>
        <mo stretchy="false">+</mo>
        <mn>3</mn>
      </mrow>
      <mrow>
        <mover accent="true">
          <mi>j</mi>
          <mo stretchy="false">^</mo>
        </mover>
        <mo stretchy="false">+</mo>
        <mn>1</mn>
      </mrow>
      <mover accent="true">
        <mi>k</mi>
        <mo stretchy="false">^</mo>
      </mover>
    </mrow>
    <annotation encoding="StarMath 5.0">vec a = 2 hat i + 3 hat j + 1 hat k</annotation>
  </semantics>
</math>
</file>

<file path=Object 2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n>3</mn>
      </mrow>
      <mrow>
        <mover accent="true">
          <mi>i</mi>
          <mo stretchy="false">^</mo>
        </mover>
        <mo stretchy="false">+</mo>
        <mn>5</mn>
      </mrow>
      <mrow>
        <mover accent="true">
          <mi>j</mi>
          <mo stretchy="false">^</mo>
        </mover>
        <mo stretchy="false">+</mo>
        <mn>2</mn>
      </mrow>
      <mover accent="true">
        <mi>k</mi>
        <mo stretchy="false">^</mo>
      </mover>
    </mrow>
    <annotation encoding="StarMath 5.0">vec b = 3 hat i + 5 hat j + 2 hat k</annotation>
  </semantics>
</math>
</file>

<file path=Object 3/content.xml><?xml version="1.0" encoding="utf-8"?>
<math xmlns="http://www.w3.org/1998/Math/MathML" display="block">
  <semantics>
    <mrow>
      <mover accent="true">
        <mi>a</mi>
        <mo stretchy="false">⃗</mo>
      </mover>
      <mo stretchy="false">⋅</mo>
      <mover accent="true">
        <mi>b</mi>
        <mo stretchy="false">⃗</mo>
      </mover>
    </mrow>
    <annotation encoding="StarMath 5.0">vec a  cdot   vec b</annotation>
  </semantics>
</math>
</file>

<file path=Object 4/content.xml><?xml version="1.0" encoding="utf-8"?>
<math xmlns="http://www.w3.org/1998/Math/MathML" display="block">
  <semantics>
    <mrow>
      <mover accent="true">
        <mi>a</mi>
        <mo stretchy="false">⃗</mo>
      </mover>
      <mo stretchy="false">×</mo>
      <mover accent="true">
        <mi>b</mi>
        <mo stretchy="false">⃗</mo>
      </mover>
    </mrow>
    <annotation encoding="StarMath 5.0">vec a  times   vec b</annotation>
  </semantics>
</math>
</file>